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a31" officeooo:paragraph-rsid="00072a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our 2x2 :</text:p>
      <text:p text:style-name="P1"/>
      <text:p text:style-name="P1">Le premier joueur perdra toujours. Vu qu'il faut placer un rock en premier le deuxième joueur place une reine et le premier ne peut plus placer de reine, il perdra donc à chaque fois.</text:p>
      <text:p text:style-name="P1"/>
      <text:p text:style-name="P1">2) Pour 3x3 :</text:p>
      <text:p text:style-name="P1"/>
      <text:p text:style-name="P1">Le premier se doit de placer un rocher au milieu. Il aura la victoire assurée si il joue toujours son meilleur coup. La stratégie est de placer toujours des reines tant qu'il y a de la place.</text:p>
      <text:p text:style-name="P1">Au final on constatera que le premier joueur aura toujours un rocher de plus, celui du milieu.</text:p>
      <text:p text:style-name="P1"/>
      <text:p text:style-name="P1">3) Pour 4x4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5:14:27.205000000</meta:creation-date>
    <dc:date>2017-03-17T15:55:16.779000000</dc:date>
    <meta:editing-duration>PT25M39S</meta:editing-duration>
    <meta:editing-cycles>1</meta:editing-cycles>
    <meta:document-statistic meta:table-count="0" meta:image-count="0" meta:object-count="0" meta:page-count="1" meta:paragraph-count="6" meta:word-count="100" meta:character-count="507" meta:non-whitespace-character-count="413"/>
    <meta:generator>LibreOffice/4.3.4.1$Windows_x86 LibreOffice_project/bc356b2f991740509f321d70e4512a6a54c5f243</meta:generator>
  </office:meta>
</office:document-meta>
</file>